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6.293in"/>
    </style:style>
    <style:style style:name="Table2" style:family="table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dashed #FF6600" style:writing-mode="lr-tb" fo:padding-top="0in" fo:padding-left="0.075in" fo:padding-bottom="0in" fo:padding-right="0.075in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Normal" style:family="paragraph">
      <style:text-properties fo:font-style="italic" style:font-style-asian="italic" style:font-style-complex="italic"/>
    </style:style>
    <style:style style:name="TableColumn11" style:family="table-column">
      <style:table-column-properties style:column-width="3.1465in"/>
    </style:style>
    <style:style style:name="TableColumn12" style:family="table-column">
      <style:table-column-properties style:column-width="3.1465in"/>
    </style:style>
    <style:style style:name="Table10" style:family="table">
      <style:table-properties style:width="6.2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6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7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8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end" fo:margin-bottom="0in" fo:line-height="100%"/>
      <style:text-properties style:font-name="Calibri Light" style:font-name-complex="Calibri Light"/>
    </style:style>
    <style:style style:name="P21" style:parent-style-name="Normal" style:family="paragraph">
      <style:paragraph-properties fo:text-align="end" fo:margin-bottom="0in" fo:line-height="100%"/>
      <style:text-properties style:font-name="Calibri Light" style:font-name-complex="Calibri Light"/>
    </style:style>
    <style:style style:name="P22" style:parent-style-name="Normal" style:family="paragraph">
      <style:paragraph-properties fo:text-align="end" fo:margin-bottom="0in" fo:line-height="100%"/>
      <style:text-properties style:font-name="Calibri Light" style:font-name-complex="Calibri Light"/>
    </style:style>
    <style:style style:name="P23" style:parent-style-name="Normal" style:family="paragraph">
      <style:paragraph-properties fo:margin-bottom="0in" fo:line-height="100%"/>
    </style:style>
    <style:style style:name="T24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font-name="Calibri Light" style:font-name-complex="Calibri Light"/>
    </style:style>
    <style:style style:name="P26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27" style:parent-style-name="Normal" style:family="paragraph">
      <style:paragraph-properties fo:margin-bottom="0in" fo:line-height="100%"/>
    </style:style>
    <style:style style:name="T28" style:parent-style-name="Policepardéfaut" style:family="text">
      <style:text-properties style:font-name="Calibri Light" style:font-name-complex="Calibri Light"/>
    </style:style>
    <style:style style:name="T29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T30" style:parent-style-name="Policepardéfaut" style:family="text">
      <style:text-properties style:font-name="Calibri Light" style:font-name-complex="Calibri Light"/>
    </style:style>
    <style:style style:name="P31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32" style:parent-style-name="Normal" style:family="paragraph">
      <style:paragraph-properties fo:margin-bottom="0in" fo:line-height="100%"/>
    </style:style>
    <style:style style:name="T33" style:parent-style-name="Policepardéfaut" style:family="text">
      <style:text-properties style:font-name="Calibri Light" style:font-name-complex="Calibri Light"/>
    </style:style>
    <style:style style:name="T34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35" style:parent-style-name="Normal" style:family="paragraph">
      <style:paragraph-properties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36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37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38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font-name="Calibri Light" style:font-name-complex="Calibri Ligh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DEMANDE D’INSCRIPTION D’UNE QUESTION A L’ORDRE DU JOUR</text:p>
            <text:p text:style-name="P8"/>
          </table:table-cell>
        </table:table-row>
      </table:table>
      <text:p text:style-name="Normal"/>
      <text:p text:style-name="P9"><text:s/>Lettre recommandée avec demande d’avis de réception</text:p>
      <text:p text:style-name="Normal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Monsieur, Madame,<text:s/></text:p>
            <text:p text:style-name="P16">Nom(s) et adresse(s) du ou des demandeur(s)</text:p>
            <text:p text:style-name="P17">Adresse de ma copropriété</text:p>
            <text:p text:style-name="P18"/>
          </table:table-cell>
          <table:table-cell table:style-name="TableCell19">
            <text:p text:style-name="P20">Nom du Syndic de la copropriété</text:p>
            <text:p text:style-name="P21"/>
            <text:p text:style-name="P22">coordonnées (lieu et date)</text:p>
          </table:table-cell>
        </table:table-row>
      </table:table>
      <text:p text:style-name="Normal"/>
      <text:p text:style-name="Normal"/>
      <text:p text:style-name="P23"><text:span text:style-name="T24">Objet </text:span><text:span text:style-name="T25">: Demande d’inscription d’une question à l’ordre du jour</text:span></text:p>
      <text:p text:style-name="P26"/>
      <text:p text:style-name="P27"><text:span text:style-name="T28">Je suis copropriétaire du lot n° dans l’immeuble situé…(</text:span><text:span text:style-name="T29">adresse)</text:span><text:span text:style-name="T30">, dont vous êtes le syndic.</text:span></text:p>
      <text:p text:style-name="P31">Je vous demande d’inscrire la question suivante à l’ordre du jour de la prochaine assemblée générale :</text:p>
      <text:p text:style-name="P32"><text:span text:style-name="T33">(</text:span><text:span text:style-name="T34">Rédigez le texte de la résolution que vous souhaitez inscrire)</text:span></text:p>
      <text:p text:style-name="P35">Par exemple : Election de M (nom et coordonnées) en tant que syndic bénévole suivant le contrat ci-joint, et approbation de son contrat. »</text:p>
      <text:p text:style-name="P36"/>
      <text:p text:style-name="P37">Je vous rappelle qu’en vertu de l’article 10 du décret du 17 mars 1967, tout copropriétaire dispose, à tout moment, du droit de notifier au syndic la ou les questions qu’il souhaite voir inscrite(s) à l’ordre du jour d’une assemblée.</text:p>
      <text:p text:style-name="P38"/>
      <text:p text:style-name="P39"><text:span text:style-name="T40">Veuillez recevoir, Madame, Monsieur, mes respectueuses salutatio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nny ROUE</meta:initial-creator>
    <dc:creator>Fanny ROUE</dc:creator>
    <meta:creation-date>2022-10-21T20:46:00Z</meta:creation-date>
    <dc:date>2022-10-31T13:01:00Z</dc:date>
    <meta:template xlink:href="Normal.dotm" xlink:type="simple"/>
    <meta:editing-cycles>4</meta:editing-cycles>
    <meta:editing-duration>PT0S</meta:editing-duration>
    <meta:document-statistic meta:page-count="1" meta:paragraph-count="2" meta:word-count="158" meta:character-count="1031" meta:row-count="7" meta:non-whitespace-character-count="875"/>
  </office:meta>
</office:document-meta>
</file>